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007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9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99"/>
    <style:style style:name="ce6" style:family="table-cell" style:parent-style-name="Default" style:data-style-name="N99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99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7"/>
        <table:table-column table:style-name="co12" table:number-columns-repeated="3" table:default-cell-style-name="ce3"/>
        <table:table-column table:style-name="co1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offsetn</text:p>
          </table:table-cell>
          <table:table-cell table:style-name="ce1" office:value-type="string" calcext:value-type="string">
            <text:p>offset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pad</text:p>
          </table:table-cell>
          <table:table-cell table:style-name="ce4" office:value-type="string" calcext:value-type="string">
            <text:p>bg_size</text:p>
          </table:table-cell>
          <table:table-cell table:style-name="ce4" office:value-type="string" calcext:value-type="string">
            <text:p>np</text:p>
          </table:table-cell>
          <table:table-cell table:style-name="ce4" office:value-type="string" calcext:value-type="string">
            <text:p>ranks-per-node</text:p>
          </table:table-cell>
          <table:table-cell table:style-name="ce4" office:value-type="string" calcext:value-type="string">
            <text:p>OMP_NUM_THREADS</text:p>
          </table:table-cell>
          <table:table-cell table:style-name="ce6" office:value-type="string" calcext:value-type="string">
            <text:p>completed</text:p>
          </table:table-cell>
          <table:table-cell table:style-name="ce2" office:value-type="string" calcext:value-type="string">
            <text:p>real (s)</text:p>
          </table:table-cell>
          <table:table-cell table:style-name="ce2" office:value-type="string" calcext:value-type="string">
            <text:p>user (s)</text:p>
          </table:table-cell>
          <table:table-cell table:style-name="ce2" office:value-type="string" calcext:value-type="string">
            <text:p>sys (s)</text:p>
          </table:table-cell>
          <table:table-cell table:style-name="ce8" office:value-type="string" calcext:value-type="string">
            <text:p>possible on BGQ?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4.998" calcext:value-type="float">
            <text:p>34.99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4" calcext:value-type="float">
            <text:p>0.014</text:p>
          </table:table-cell>
          <table:table-cell table:style-name="ce5" table:formula="of:=AND([.I2]=2*[.D2];[.I2]&lt;=[.J2]*[.H2];[.J2]&lt;=[.I2];[.J2]*[.K2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9.27" calcext:value-type="float">
            <text:p>39.2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3" calcext:value-type="float">
            <text:p>0.013</text:p>
          </table:table-cell>
          <table:table-cell table:style-name="ce5" table:formula="of:=AND([.I3]=2*[.D3];[.I3]&lt;=[.J3]*[.H3];[.J3]&lt;=[.I3];[.J3]*[.K3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.323" calcext:value-type="float">
            <text:p>37.32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4" calcext:value-type="float">
            <text:p>0.014</text:p>
          </table:table-cell>
          <table:table-cell table:style-name="ce5" table:formula="of:=AND([.I4]=2*[.D4];[.I4]&lt;=[.J4]*[.H4];[.J4]&lt;=[.I4];[.J4]*[.K4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7.412" calcext:value-type="float">
            <text:p>47.41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4" calcext:value-type="float">
            <text:p>0.014</text:p>
          </table:table-cell>
          <table:table-cell table:style-name="ce5" table:formula="of:=AND([.I5]=2*[.D5];[.I5]&lt;=[.J5]*[.H5];[.J5]&lt;=[.I5];[.J5]*[.K5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4.106" calcext:value-type="float">
            <text:p>64.106</text:p>
          </table:table-cell>
          <table:table-cell office:value-type="float" office:value="0.06" calcext:value-type="float">
            <text:p>0.06</text:p>
          </table:table-cell>
          <table:table-cell office:value-type="float" office:value="0.015" calcext:value-type="float">
            <text:p>0.015</text:p>
          </table:table-cell>
          <table:table-cell table:style-name="ce5" table:formula="of:=AND([.I6]=2*[.D6];[.I6]&lt;=[.J6]*[.H6];[.J6]&lt;=[.I6];[.J6]*[.K6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5.167" calcext:value-type="float">
            <text:p>65.16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" calcext:value-type="float">
            <text:p>0.02</text:p>
          </table:table-cell>
          <table:table-cell table:style-name="ce5" table:formula="of:=AND([.I7]=2*[.D7];[.I7]&lt;=[.J7]*[.H7];[.J7]&lt;=[.I7];[.J7]*[.K7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1.677" calcext:value-type="float">
            <text:p>101.6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9" calcext:value-type="float">
            <text:p>0.019</text:p>
          </table:table-cell>
          <table:table-cell table:style-name="ce5" table:formula="of:=AND([.I8]=2*[.D8];[.I8]&lt;=[.J8]*[.H8];[.J8]&lt;=[.I8];[.J8]*[.K8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9.737" calcext:value-type="float">
            <text:p>199.73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1" calcext:value-type="float">
            <text:p>0.021</text:p>
          </table:table-cell>
          <table:table-cell table:style-name="ce5" table:formula="of:=AND([.I9]=2*[.D9];[.I9]&lt;=[.J9]*[.H9];[.J9]&lt;=[.I9];[.J9]*[.K9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7.903" calcext:value-type="float">
            <text:p>177.903</text:p>
          </table:table-cell>
          <table:table-cell office:value-type="float" office:value="0.11" calcext:value-type="float">
            <text:p>0.11</text:p>
          </table:table-cell>
          <table:table-cell office:value-type="float" office:value="0.038" calcext:value-type="float">
            <text:p>0.038</text:p>
          </table:table-cell>
          <table:table-cell table:style-name="ce5" table:formula="of:=AND([.I10]=2*[.D10];[.I10]&lt;=[.J10]*[.H10];[.J10]&lt;=[.I10];[.J10]*[.K10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table:formula="of:=60*6+15.478" office:value-type="float" office:value="375.478" calcext:value-type="float">
            <text:p>375.47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39" calcext:value-type="float">
            <text:p>0.039</text:p>
          </table:table-cell>
          <table:table-cell table:style-name="ce5" table:formula="of:=AND([.I11]=2*[.D11];[.I11]&lt;=[.J11]*[.H11];[.J11]&lt;=[.I11];[.J11]*[.K11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table:formula="of:=16*60+21.487" office:value-type="float" office:value="981.487" calcext:value-type="float">
            <text:p>981.487</text:p>
          </table:table-cell>
          <table:table-cell office:value-type="float" office:value="0.134" calcext:value-type="float">
            <text:p>0.134</text:p>
          </table:table-cell>
          <table:table-cell office:value-type="float" office:value="0.053" calcext:value-type="float">
            <text:p>0.053</text:p>
          </table:table-cell>
          <table:table-cell table:style-name="ce5" table:formula="of:=AND([.I12]=2*[.D12];[.I12]&lt;=[.J12]*[.H12];[.J12]&lt;=[.I12];[.J12]*[.K12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table:formula="of:=12*60+9.823" office:value-type="float" office:value="729.823" calcext:value-type="float">
            <text:p>729.823</text:p>
          </table:table-cell>
          <table:table-cell office:value-type="float" office:value="0.174" calcext:value-type="float">
            <text:p>0.174</text:p>
          </table:table-cell>
          <table:table-cell office:value-type="float" office:value="0.067" calcext:value-type="float">
            <text:p>0.067</text:p>
          </table:table-cell>
          <table:table-cell table:style-name="ce5" table:formula="of:=AND([.I13]=2*[.D13];[.I13]&lt;=[.J13]*[.H13];[.J13]&lt;=[.I13];[.J13]*[.K13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&gt;1800</text:p>
          </table:table-cell>
          <table:table-cell table:number-columns-repeated="2"/>
          <table:table-cell table:style-name="ce5" table:formula="of:=AND([.I14]=2*[.D14];[.I14]&lt;=[.J14]*[.H14];[.J14]&lt;=[.I14];[.J14]*[.K14]&lt;=64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  <table:table-cell table:style-name="ce3" table:number-columns-repeated="4"/>
          <table:table-cell table:number-columns-repeated="4"/>
          <table:table-cell table:style-name="ce5"/>
        </table:table-row>
        <table:table-row table:style-name="ro1">
          <table:table-cell table:number-columns-repeated="7"/>
          <table:table-cell table:style-name="ce3" table:number-columns-repeated="3"/>
          <table:table-cell table:number-columns-repeated="5"/>
          <table:table-cell table:style-name="ce5"/>
        </table:table-row>
        <table:table-row table:style-name="ro1" table:number-rows-repeated="2">
          <table:table-cell table:number-columns-repeated="15"/>
          <table:table-cell table:style-name="ce5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table:style-name="ce5"/>
        </table:table-row>
        <table:table-row table:style-name="ro1">
          <table:table-cell table:number-columns-repeated="12"/>
          <table:table-cell table:formula="of:=32768/256*(1320/128)^3*730/3600" office:value-type="float" office:value="28465.72265625" calcext:value-type="float">
            <text:p>28465.72265625</text:p>
          </table:table-cell>
          <table:table-cell table:number-columns-repeated="2"/>
          <table:table-cell table:style-name="ce5"/>
        </table:table-row>
        <table:table-row table:style-name="ro1" table:number-rows-repeated="3">
          <table:table-cell table:number-columns-repeated="15"/>
          <table:table-cell table:style-name="ce5"/>
        </table:table-row>
        <table:table-row table:style-name="ro1" table:number-rows-repeated="104855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00-00-00</text:date>, <text:time style:data-style-name="N2" text:time-value="14:53:55.623291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0:52:30.397791929</meta:creation-date>
    <dc:date>2017-07-13T18:28:50.391698517</dc:date>
    <meta:editing-duration>PT3H18M27S</meta:editing-duration>
    <meta:editing-cycles>8</meta:editing-cycles>
    <meta:generator>LibreOffice/4.2.8.2$Linux_X86_64 LibreOffice_project/420m0$Build-2</meta:generator>
    <meta:document-statistic meta:table-count="1" meta:cell-count="223" meta:object-count="0"/>
  </office:meta>
</office:document-meta>
</file>